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866in" style:rel-column-width="1247*"/>
    </style:style>
    <style:style style:name="Table2.C" style:family="table-column">
      <style:table-column-properties style:column-width="0.7951in" style:rel-column-width="1145*"/>
    </style:style>
    <style:style style:name="Table2.D" style:family="table-column">
      <style:table-column-properties style:column-width="0.9688in" style:rel-column-width="1395*"/>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2092299317" text:style-name="L1">
        <text:list-item>
          <text:p text:style-name="P14">OpenLCB Common Information Technical Note</text:p>
        </text:list-item>
      </text:list>
      <text:p text:style-name="Standard">Requires implementation of datagram protocol. <text:s/></text:p>
      <text:p text:style-name="Standard">Must also implement Protocol Identification Protocol, identifying support for this protocol and for datagrams, and perhaps for streams.</text:p>
      <text:p text:style-name="Standard">That's required to simplify discovery of a datagram-based protocol.</text:p>
      <text:h text:style-name="Heading_20_2" text:outline-level="2" text:is-list-header="true"/>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hi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text:soft-page-break/>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1619878517" text:style-name="L2">
        <text:list-item>
          <text:p text:style-name="P15">(0xFF, flag=11) Configuration definition – reading this is how you get the configuration definition</text:p>
        </text:list-item>
        <text:list-item>
          <text:p text:style-name="P15">(0xFE, flag=10) All memory – provides access to “all” memory in the device, where “all” is defined by the designer. Single, flat address space for access. Can be used for e.g. dynamic access to RAM for monitoring &amp; debugging. </text:p>
        </text:list-item>
        <text:list-item>
          <text:p text:style-name="P15">(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row>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 (1 bit)</text:p>
            <text:p text:style-name="Table_20_Contents">ReadReply/Write=0 (1 bit)</text:p>
            <text:p text:style-name="Table_20_Contents">Under Mask (1 bit)<text:line-break/><text:soft-page-break/>Reserved (1 bit)</text:p>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0 (1 bit)<text:line-break/>ReadReply/Write=0 (1 bit)<text:line-break/>Under Mask (1 bit)<text:line-break/>Reserved (1 bit)<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 (1 bit)<text:line-break/>ReadReply/Write=1 (1 bit)<text:line-break/>Reserved (2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1 (1 bit)<text:lin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0 (1 bit)<text:line-break/><text:soft-pag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text:line-break/>Reserved (1 bit)</text:p>
          </table:table-cell>
          <table:table-cell table:style-name="Table2.A2" office:value-type="string">
            <text:p text:style-name="Table_20_Contents">Available commands <text:line-break/>(2 bytes)</text:p>
          </table:table-cell>
          <table:table-cell table:style-name="Table2.A2" office:value-type="string">
            <text:p text:style-name="Table_20_Contents">Write lengths (5 bits)<text:line-break/>Under Mask Available <text:line-break/>(1 bit)<text:line-break/>Read Stream Supported <text:line-break/>(1 bit)<text:line-break/>Write Stream Supported <text:line-break/>(1 bit)</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initialize/<text:line-break/><text:soft-pag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text:soft-pag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890535876" text:style-name="L3">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0x2000 Unaligned writes supported. If not set, reads have to start on an address with the low bits, as given by the data size, all zero. For example a 4-byte write must have the low two address bits zero.</text:p>
            </text:list-item>
            <text:list-item>
              <text:p text:style-name="P16">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text:soft-page-break/>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Others reserved, must be ignored on receipt and sent as zero.</text:p>
            </text:list-item>
          </text:list>
        </text:list-item>
      </text:list>
      <text:list xml:id="list665425665" text:style-name="L4">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1104295402" text:style-name="L5">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581637716" text:style-name="L6">
        <text:list-item>
          <text:p text:style-name="P19">Present: This is carried in the lowest bit of the command byte, just below the reply bit</text:p>
          <text:list>
            <text:list-item>
              <text:p text:style-name="P19">0x01 == 1: Present. == 0 not present.</text:p>
            </text:list-item>
          </text:list>
        </text:list-item>
        <text:list-item>
          <text:p text:style-name="P19">Space ID – provided to identify request this is in response to</text:p>
        </text:list-item>
        <text:list-item>
          <text:p text:style-name="P19">Highest Address (4 bytes)</text:p>
        </text:list-item>
        <text:list-item>
          <text:p text:style-name="P19">Flags (byte) – (Alignment and size were going to be here but were made global above); Read-Only is LSB, can write if 0, can only read if 1</text:p>
        </text:list-item>
        <text:list-item>
          <text:p text:style-name="P19">Lowest Address (4 bytes) – optional, omit if zero, as that will let reply fit in single CAN frame.</text:p>
        </text:list-item>
        <text:list-item>
          <text:p text:style-name="P19"><text:soft-page-break/>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text:soft-page-break/>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Protocol<text:tab/>1</text:p>
          <text:p text:style-name="P11"><text:s/>4.1.1 Address Space Size<text:tab/>1</text:p>
          <text:p text:style-name="P11"><text:s/>4.1.2 Address Space Selection<text:tab/>2</text:p>
          <text:p text:style-name="P11"><text:s/>4.1.3 Message Formats<text:tab/>2</text:p>
          <text:p text:style-name="P11"><text:s/>4.1.4 Operations<text:tab/>6</text:p>
          <text:p text:style-name="P12"><text:s/>4.1.4.1 Read, Read-Reply<text:tab/>6</text:p>
          <text:p text:style-name="P12"><text:s/>4.1.4.2 Get Configuration Options Reply<text:tab/>6</text:p>
          <text:p text:style-name="P12"><text:s/>4.1.4.3 Get Address Space Information Reply<text:tab/>7</text:p>
          <text:p text:style-name="P12"><text:s/>4.1.4.4 Lock/Reserve and Freeze/Unfreeze<text:tab/>7</text:p>
          <text:p text:style-name="P12"><text:s/>4.1.4.5 Get Unique EventID<text:tab/>8</text:p>
          <text:p text:style-name="P12"><text:s/>4.1.4.6 Update Complete/Reset/Reboot/Reinitialize<text:tab/>8</text:p>
          <text:p text:style-name="P12"><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5-28T12:15:29.99">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2:15:29.99">May 2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5-28T12:15:29.9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75</meta:editing-cycles>
    <meta:editing-duration>PT12H24M12S</meta:editing-duration>
    <meta:generator>OpenOffice.org/3.3$Unix OpenOffice.org_project/330m20$Build-9567</meta:generator>
    <dc:date>2012-05-28T12:15:30</dc:date>
    <dc:creator>Bob Jacobsen</dc:creator>
    <meta:document-statistic meta:table-count="2" meta:image-count="1" meta:object-count="0" meta:page-count="9" meta:paragraph-count="218" meta:word-count="2344" meta:character-count="14143"/>
    <meta:user-defined meta:name="Info 1"/>
    <meta:user-defined meta:name="Info 2"/>
    <meta:user-defined meta:name="Info 3"/>
    <meta:user-defined meta:name="Info 4"/>
  </office:meta>
</office:document-meta>
</file>